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5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2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1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34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42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250" draw:style-name="a359" draw:master-page-name="Master1-Layout12-cust-1_Inhalt-+-Text" presentation:presentation-page-layout-name="Master1-PPL12" draw:id="Slide-505">
        <draw:frame draw:id="id68" draw:style-name="a362" draw:name="Foliennummernplatzhalter 3" svg:x="9.41667in" svg:y="6.95139in" svg:width="3in" svg:height="0.39931in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  <draw:frame draw:id="id69" draw:style-name="a370" draw:name="Textfeld 20" svg:x="6.62549in" svg:y="2.10101in" svg:width="1.5748in" svg:height="0.62844in">
          <draw:text-box>
            <text:p text:style-name="a364" text:class-names="" text:cond-style-name=""><text:span text:style-name="a363" text:class-names="">Replacement</text:span></text:p>
            <text:p text:style-name="a369" text:class-names="" text:cond-style-name=""><text:span text:style-name="a365" text:class-names="">(</text:span><text:span text:style-name="a366" text:class-names="">β</text:span><text:span text:style-name="a367" text:class-names="">SIM</text:span><text:span text:style-name="a368" text:class-names=""><text:s text:c="1"/>= .28)</text:span></text:p>
          </draw:text-box>
          <svg:title/>
          <svg:desc/>
        </draw:frame>
        <draw:frame draw:id="id70" draw:style-name="a378" draw:name="Textfeld 20" svg:x="9.39505in" svg:y="2.10487in" svg:width="1.64431in" svg:height="0.62844in">
          <draw:text-box>
            <text:p text:style-name="a372" text:class-names="" text:cond-style-name=""><text:span text:style-name="a371" text:class-names="">Replacement</text:span></text:p>
            <text:p text:style-name="a377" text:class-names="" text:cond-style-name=""><text:span text:style-name="a373" text:class-names="">(</text:span><text:span text:style-name="a374" text:class-names="">β</text:span><text:span text:style-name="a375" text:class-names="">SIM</text:span><text:span text:style-name="a376" text:class-names=""><text:s text:c="1"/>= .29)</text:span></text:p>
          </draw:text-box>
          <svg:title/>
          <svg:desc/>
        </draw:frame>
        <draw:frame draw:id="id71" draw:style-name="a386" draw:name="Textfeld 20" svg:x="1.03035in" svg:y="2.10408in" svg:width="1.5748in" svg:height="0.62844in">
          <draw:text-box>
            <text:p text:style-name="a380" text:class-names="" text:cond-style-name=""><text:span text:style-name="a379" text:class-names="">Replacement</text:span></text:p>
            <text:p text:style-name="a385" text:class-names="" text:cond-style-name=""><text:span text:style-name="a381" text:class-names="">(</text:span><text:span text:style-name="a382" text:class-names="">β</text:span><text:span text:style-name="a383" text:class-names="">SIM</text:span><text:span text:style-name="a384" text:class-names=""><text:s text:c="1"/>= .28)</text:span></text:p>
          </draw:text-box>
          <svg:title/>
          <svg:desc/>
        </draw:frame>
        <draw:g draw:name="Gruppieren 7" draw:id="id72">
          <svg:title/>
          <svg:desc/>
          <draw:custom-shape svg:x="0.48788in" svg:y="2.84223in" svg:width="1.5748in" svg:height="1.5748in" draw:id="id115" draw:style-name="a569" draw:name="Ellipse 3">
            <svg:title/>
            <svg:desc/>
            <text:p text:style-name="a568" text:class-names="" text:cond-style-name=""><text:span text:style-name="a56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3737in" svg:y="2.84223in" svg:width="1.5748in" svg:height="1.5748in" draw:id="id116" draw:style-name="a572" draw:name="Ellipse 4">
            <svg:title/>
            <svg:desc/>
            <text:p text:style-name="a571" text:class-names="" text:cond-style-name=""><text:span text:style-name="a57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7" draw:style-name="a575" draw:name="Textfeld 7" svg:x="2.09657in" svg:y="3.05919in" svg:width="0.80244in" svg:height="0.38154in">
            <draw:text-box>
              <text:p text:style-name="a574" text:class-names="" text:cond-style-name=""><text:span text:style-name="a573" text:class-names="">.03***</text:span></text:p>
            </draw:text-box>
            <svg:title/>
            <svg:desc/>
          </draw:frame>
          <draw:frame draw:id="id118" draw:style-name="a578" draw:name="Textfeld 10" svg:x="2.0967in" svg:y="3.3279in" svg:width="0.85035in" svg:height="0.31422in">
            <draw:text-box>
              <text:p text:style-name="a577" text:class-names="" text:cond-style-name=""><text:span text:style-name="a576" text:class-names="">Location</text:span></text:p>
            </draw:text-box>
            <svg:title/>
            <svg:desc/>
          </draw:frame>
          <draw:custom-shape svg:x="1.00806in" svg:y="3.83376in" svg:width="1.5748in" svg:height="1.5748in" draw:id="id119" draw:style-name="a581" draw:name="Ellipse 4">
            <svg:title/>
            <svg:desc/>
            <text:p text:style-name="a580" text:class-names="" text:cond-style-name=""><text:span text:style-name="a57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20" draw:style-name="a584" draw:name="Textfeld 8" svg:x="1.52386in" svg:y="3.76369in" svg:width="0.60108in" svg:height="0.38154in">
            <draw:text-box>
              <text:p text:style-name="a583" text:class-names="" text:cond-style-name=""><text:span text:style-name="a582" text:class-names="">.03</text:span></text:p>
            </draw:text-box>
            <svg:title/>
            <svg:desc/>
          </draw:frame>
          <draw:frame draw:id="id121" draw:style-name="a587" draw:name="Textfeld 8" svg:x="1.39099in" svg:y="4.47482in" svg:width="0.95869in" svg:height="0.38154in">
            <draw:text-box>
              <text:p text:style-name="a586" text:class-names="" text:cond-style-name=""><text:span text:style-name="a585" text:class-names="">&lt;.01**</text:span></text:p>
            </draw:text-box>
            <svg:title/>
            <svg:desc/>
          </draw:frame>
          <draw:frame draw:id="id122" draw:style-name="a591" draw:name="Textfeld 10" svg:x="1.30847in" svg:y="4.79316in" svg:width="0.96053in" svg:height="0.31422in">
            <draw:text-box>
              <text:p text:style-name="a590" text:class-names="" text:cond-style-name=""><text:span text:style-name="a588" text:class-names="">PC1</text:span><text:span text:style-name="a589" text:class-names="">climate</text:span></text:p>
            </draw:text-box>
            <svg:title/>
            <svg:desc/>
          </draw:frame>
          <draw:frame draw:id="id123" draw:style-name="a595" draw:name="Textfeld 8" svg:x="0.77435in" svg:y="3.05743in" svg:width="0.79412in" svg:height="0.38154in">
            <draw:text-box>
              <text:p text:style-name="a594" text:class-names="" text:cond-style-name=""><text:span text:style-name="a592" text:class-names="">.10***</text:span><text:span text:style-name="a593" text:class-names=""/></text:p>
            </draw:text-box>
            <svg:title/>
            <svg:desc/>
          </draw:frame>
          <draw:frame draw:id="id124" draw:style-name="a610" draw:name="Textfeld 10" svg:x="0.46349in" svg:y="3.2545in" svg:width="1.20332in" svg:height="0.85298in">
            <draw:text-box>
              <text:p text:style-name="a599" text:class-names="" text:cond-style-name=""><text:span text:style-name="a596" text:class-names="">PC3</text:span><text:span text:style-name="a597" text:class-names="">soil</text:span><text:span text:style-name="a598" text:class-names="">**</text:span></text:p>
              <text:p text:style-name="a602" text:class-names="" text:cond-style-name=""><text:span text:style-name="a600" text:class-names="">Land/Water</text:span><text:span text:style-name="a601" text:class-names="">n.s.</text:span></text:p>
              <text:p text:style-name="a604" text:class-names="" text:cond-style-name=""><text:span text:style-name="a603" text:class-names="">Exposition***</text:span></text:p>
              <text:p text:style-name="a609" text:class-names="" text:cond-style-name=""><text:span text:style-name="a605" text:class-names="">PC1</text:span><text:span text:style-name="a606" text:class-names="">soil</text:span><text:span text:style-name="a607" text:class-names="">n.s.</text:span><text:span text:style-name="a608" text:class-names=""/></text:p>
            </draw:text-box>
            <svg:title/>
            <svg:desc/>
          </draw:frame>
        </draw:g>
        <draw:frame draw:id="id73" draw:style-name="a394" draw:name="Textfeld 20" svg:x="3.82812in" svg:y="2.10683in" svg:width="1.5748in" svg:height="0.62844in">
          <draw:text-box>
            <text:p text:style-name="a388" text:class-names="" text:cond-style-name=""><text:span text:style-name="a387" text:class-names="">Replacement</text:span></text:p>
            <text:p text:style-name="a393" text:class-names="" text:cond-style-name=""><text:span text:style-name="a389" text:class-names="">(</text:span><text:span text:style-name="a390" text:class-names="">β</text:span><text:span text:style-name="a391" text:class-names="">SIM</text:span><text:span text:style-name="a392" text:class-names=""><text:s text:c="1"/>= .27)</text:span></text:p>
          </draw:text-box>
          <svg:title/>
          <svg:desc/>
        </draw:frame>
        <draw:g draw:name="Gruppieren 6" draw:id="id74">
          <svg:title/>
          <svg:desc/>
          <draw:custom-shape svg:x="3.29394in" svg:y="2.84498in" svg:width="1.5748in" svg:height="1.5748in" draw:id="id110" draw:style-name="a554" draw:name="Ellipse 3">
            <svg:title/>
            <svg:desc/>
            <text:p text:style-name="a553" text:class-names="" text:cond-style-name=""><text:span text:style-name="a55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34344in" svg:y="2.84498in" svg:width="1.5748in" svg:height="1.5748in" draw:id="id111" draw:style-name="a557" draw:name="Ellipse 4">
            <svg:title/>
            <svg:desc/>
            <text:p text:style-name="a556" text:class-names="" text:cond-style-name=""><text:span text:style-name="a55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2" draw:style-name="a560" draw:name="Textfeld 7" svg:x="4.86063in" svg:y="3.06194in" svg:width="0.93617in" svg:height="0.38154in">
            <draw:text-box>
              <text:p text:style-name="a559" text:class-names="" text:cond-style-name=""><text:span text:style-name="a558" text:class-names="">.01***</text:span></text:p>
            </draw:text-box>
            <svg:title/>
            <svg:desc/>
          </draw:frame>
          <draw:frame draw:id="id113" draw:style-name="a563" draw:name="Textfeld 10" svg:x="4.86078in" svg:y="3.32015in" svg:width="0.87323in" svg:height="0.31423in">
            <draw:text-box>
              <text:p text:style-name="a562" text:class-names="" text:cond-style-name=""><text:span text:style-name="a561" text:class-names="">Location</text:span></text:p>
            </draw:text-box>
            <svg:title/>
            <svg:desc/>
          </draw:frame>
          <draw:custom-shape svg:x="3.81413in" svg:y="3.78571in" svg:width="1.5748in" svg:height="1.5748in" draw:id="id114" draw:style-name="a566" draw:name="Ellipse 4">
            <svg:title/>
            <svg:desc/>
            <text:p text:style-name="a565" text:class-names="" text:cond-style-name=""><text:span text:style-name="a56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75" draw:style-name="a402" draw:name="Textfeld 45" svg:x="1.05644in" svg:y="1.50188in" svg:width="1.46265in" svg:height="0.62844in">
          <draw:text-box>
            <text:p text:style-name="a396" text:class-names="" text:cond-style-name=""><text:span text:style-name="a395" text:class-names="">2017</text:span></text:p>
            <text:p text:style-name="a401" text:class-names="" text:cond-style-name=""><text:span text:style-name="a397" text:class-names="">(</text:span><text:span text:style-name="a398" text:class-names="">β</text:span><text:span text:style-name="a399" text:class-names="">SOR</text:span><text:span text:style-name="a400" text:class-names=""><text:s text:c="1"/>= .32)</text:span></text:p>
          </draw:text-box>
          <svg:title/>
          <svg:desc/>
        </draw:frame>
        <draw:g draw:name="Gruppieren 1" draw:id="id76">
          <svg:title/>
          <svg:desc/>
          <draw:custom-shape svg:x="6.10747in" svg:y="2.84778in" svg:width="1.5748in" svg:height="1.5748in" draw:id="id103" draw:style-name="a527" draw:name="Ellipse 3">
            <svg:title/>
            <svg:desc/>
            <text:p text:style-name="a526" text:class-names="" text:cond-style-name=""><text:span text:style-name="a52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15697in" svg:y="2.84778in" svg:width="1.5748in" svg:height="1.5748in" draw:id="id104" draw:style-name="a530" draw:name="Ellipse 4">
            <svg:title/>
            <svg:desc/>
            <text:p text:style-name="a529" text:class-names="" text:cond-style-name=""><text:span text:style-name="a52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5" draw:style-name="a533" draw:name="Textfeld 7" svg:x="6.38868in" svg:y="3.06082in" svg:width="0.73549in" svg:height="0.38154in">
            <draw:text-box>
              <text:p text:style-name="a532" text:class-names="" text:cond-style-name=""><text:span text:style-name="a531" text:class-names="">.06*</text:span></text:p>
            </draw:text-box>
            <svg:title/>
            <svg:desc/>
          </draw:frame>
          <draw:custom-shape svg:x="6.63816in" svg:y="3.78852in" svg:width="1.5748in" svg:height="1.5748in" draw:id="id106" draw:style-name="a536" draw:name="Ellipse 4">
            <svg:title/>
            <svg:desc/>
            <text:p text:style-name="a535" text:class-names="" text:cond-style-name=""><text:span text:style-name="a53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7" draw:style-name="a539" draw:name="Textfeld 8" svg:x="7.12878in" svg:y="4.48769in" svg:width="0.73883in" svg:height="0.38154in">
            <draw:text-box>
              <text:p text:style-name="a538" text:class-names="" text:cond-style-name=""><text:span text:style-name="a537" text:class-names="">.03**</text:span></text:p>
            </draw:text-box>
            <svg:title/>
            <svg:desc/>
          </draw:frame>
          <draw:frame draw:id="id108" draw:style-name="a543" draw:name="Textfeld 10" svg:x="7.02256in" svg:y="4.79871in" svg:width="0.92536in" svg:height="0.31422in">
            <draw:text-box>
              <text:p text:style-name="a542" text:class-names="" text:cond-style-name=""><text:span text:style-name="a540" text:class-names="">PC1</text:span><text:span text:style-name="a541" text:class-names="">climate</text:span></text:p>
            </draw:text-box>
            <svg:title/>
            <svg:desc/>
          </draw:frame>
          <draw:frame draw:id="id109" draw:style-name="a551" draw:name="Textfeld 10" svg:x="6.12842in" svg:y="3.32503in" svg:width="1.11331in" svg:height="0.4938in">
            <draw:text-box>
              <text:p text:style-name="a545" text:class-names="" text:cond-style-name=""><text:span text:style-name="a544" text:class-names="">Exposition**</text:span></text:p>
              <text:p text:style-name="a550" text:class-names="" text:cond-style-name=""><text:span text:style-name="a546" text:class-names="">PC3</text:span><text:span text:style-name="a547" text:class-names="">soil</text:span><text:span text:style-name="a548" text:class-names="">n.s.</text:span><text:span text:style-name="a549" text:class-names=""/></text:p>
            </draw:text-box>
            <svg:title/>
            <svg:desc/>
          </draw:frame>
        </draw:g>
        <draw:g draw:name="Gruppieren 10" draw:id="id77">
          <svg:title/>
          <svg:desc/>
          <draw:g draw:name="Gruppieren 9" draw:id="id94">
            <svg:title/>
            <svg:desc/>
            <draw:custom-shape svg:x="8.912in" svg:y="2.84302in" svg:width="1.5748in" svg:height="1.5748in" draw:id="id96" draw:style-name="a492" draw:name="Ellipse 3">
              <svg:title/>
              <svg:desc/>
              <text:p text:style-name="a491" text:class-names="" text:cond-style-name=""><text:span text:style-name="a490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96149in" svg:y="2.84302in" svg:width="1.5748in" svg:height="1.5748in" draw:id="id97" draw:style-name="a495" draw:name="Ellipse 4">
              <svg:title/>
              <svg:desc/>
              <text:p text:style-name="a494" text:class-names="" text:cond-style-name=""><text:span text:style-name="a493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98" draw:style-name="a498" draw:name="Textfeld 7" svg:x="10.55219in" svg:y="3.05998in" svg:width="0.80244in" svg:height="0.38154in">
              <draw:text-box>
                <text:p text:style-name="a497" text:class-names="" text:cond-style-name=""><text:span text:style-name="a496" text:class-names="">.03***</text:span></text:p>
              </draw:text-box>
              <svg:title/>
              <svg:desc/>
            </draw:frame>
            <draw:frame draw:id="id99" draw:style-name="a505" draw:name="Textfeld 10" svg:x="10.44734in" svg:y="3.27619in" svg:width="1.18322in" svg:height="0.49381in">
              <draw:text-box>
                <text:p text:style-name="a500" text:class-names="" text:cond-style-name=""><text:span text:style-name="a499" text:class-names="">Location***</text:span></text:p>
                <text:p text:style-name="a504" text:class-names="" text:cond-style-name=""><text:span text:style-name="a501" text:class-names="">MEM2</text:span><text:span text:style-name="a502" text:class-names="">n.s.</text:span><text:span text:style-name="a503" text:class-names=""/></text:p>
              </draw:text-box>
              <svg:title/>
              <svg:desc/>
            </draw:frame>
            <draw:custom-shape svg:x="9.43219in" svg:y="3.78376in" svg:width="1.5748in" svg:height="1.5748in" draw:id="id100" draw:style-name="a508" draw:name="Ellipse 4">
              <svg:title/>
              <svg:desc/>
              <text:p text:style-name="a507" text:class-names="" text:cond-style-name=""><text:span text:style-name="a50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101" draw:style-name="a511" draw:name="Textfeld 7" svg:x="9.18211in" svg:y="3.06344in" svg:width="0.91664in" svg:height="0.38154in">
              <draw:text-box>
                <text:p text:style-name="a510" text:class-names="" text:cond-style-name=""><text:span text:style-name="a509" text:class-names="">.11**</text:span></text:p>
              </draw:text-box>
              <svg:title/>
              <svg:desc/>
            </draw:frame>
            <draw:frame draw:id="id102" draw:style-name="a524" draw:name="Textfeld 10" svg:x="8.91431in" svg:y="3.3238in" svg:width="1.25771in" svg:height="0.67339in">
              <draw:text-box>
                <text:p text:style-name="a513" text:class-names="" text:cond-style-name=""><text:span text:style-name="a512" text:class-names="">Exposition***</text:span></text:p>
                <text:p text:style-name="a518" text:class-names="" text:cond-style-name=""><text:span text:style-name="a514" text:class-names="">PC1</text:span><text:span text:style-name="a515" text:class-names="">soil</text:span><text:span text:style-name="a516" text:class-names="">n.s.</text:span><text:span text:style-name="a517" text:class-names=""/></text:p>
                <text:p text:style-name="a523" text:class-names="" text:cond-style-name=""><text:span text:style-name="a519" text:class-names="">PC3</text:span><text:span text:style-name="a520" text:class-names="">soil</text:span><text:span text:style-name="a521" text:class-names="">n.s.</text:span><text:span text:style-name="a522" text:class-names=""/></text:p>
              </draw:text-box>
              <svg:title/>
              <svg:desc/>
            </draw:frame>
          </draw:g>
          <draw:frame draw:id="id95" draw:style-name="a489" draw:name="Textfeld 7" svg:x="9.9225in" svg:y="3.37363in" svg:width="0.69248in" svg:height="0.38154in">
            <draw:text-box>
              <text:p text:style-name="a488" text:class-names="" text:cond-style-name=""><text:span text:style-name="a487" text:class-names="">.03</text:span></text:p>
            </draw:text-box>
            <svg:title/>
            <svg:desc/>
          </draw:frame>
        </draw:g>
        <draw:frame draw:id="id78" draw:style-name="a410" draw:name="Textfeld 45" svg:x="3.8271in" svg:y="1.50525in" svg:width="1.55133in" svg:height="0.62844in">
          <draw:text-box>
            <text:p text:style-name="a404" text:class-names="" text:cond-style-name=""><text:span text:style-name="a403" text:class-names="">2018</text:span></text:p>
            <text:p text:style-name="a409" text:class-names="" text:cond-style-name=""><text:span text:style-name="a405" text:class-names="">(</text:span><text:span text:style-name="a406" text:class-names="">β</text:span><text:span text:style-name="a407" text:class-names="">SOR</text:span><text:span text:style-name="a408" text:class-names=""><text:s text:c="1"/>= .32)</text:span></text:p>
          </draw:text-box>
          <svg:title/>
          <svg:desc/>
        </draw:frame>
        <draw:frame draw:id="id79" draw:style-name="a418" draw:name="Textfeld 45" svg:x="6.68671in" svg:y="1.50252in" svg:width="1.48089in" svg:height="0.62844in">
          <draw:text-box>
            <text:p text:style-name="a412" text:class-names="" text:cond-style-name=""><text:span text:style-name="a411" text:class-names="">2019</text:span></text:p>
            <text:p text:style-name="a417" text:class-names="" text:cond-style-name=""><text:span text:style-name="a413" text:class-names="">(</text:span><text:span text:style-name="a414" text:class-names="">β</text:span><text:span text:style-name="a415" text:class-names="">SOR</text:span><text:span text:style-name="a416" text:class-names=""><text:s text:c="1"/>= .32)</text:span></text:p>
          </draw:text-box>
          <svg:title/>
          <svg:desc/>
        </draw:frame>
        <draw:frame draw:id="id80" draw:style-name="a426" draw:name="Textfeld 45" svg:x="9.47973in" svg:y="1.49759in" svg:width="1.49702in" svg:height="0.62844in">
          <draw:text-box>
            <text:p text:style-name="a420" text:class-names="" text:cond-style-name=""><text:span text:style-name="a419" text:class-names="">2021</text:span></text:p>
            <text:p text:style-name="a425" text:class-names="" text:cond-style-name=""><text:span text:style-name="a421" text:class-names="">(</text:span><text:span text:style-name="a422" text:class-names="">β</text:span><text:span text:style-name="a423" text:class-names="">SOR</text:span><text:span text:style-name="a424" text:class-names=""><text:s text:c="1"/>= .34)</text:span></text:p>
          </draw:text-box>
          <svg:title/>
          <svg:desc/>
        </draw:frame>
        <draw:frame draw:id="id81" draw:style-name="a434" draw:name="Textfeld 19" svg:x="1.02627in" svg:y="5.52735in" svg:width="1.53297in" svg:height="0.62844in">
          <draw:text-box>
            <text:p text:style-name="a428" text:class-names="" text:cond-style-name=""><text:span text:style-name="a427" text:class-names="">Nestedness</text:span></text:p>
            <text:p text:style-name="a433" text:class-names="" text:cond-style-name=""><text:span text:style-name="a429" text:class-names="">(</text:span><text:span text:style-name="a430" text:class-names="">β</text:span><text:span text:style-name="a431" text:class-names="">SNE</text:span><text:span text:style-name="a432" text:class-names=""><text:s text:c="1"/>= .04)</text:span></text:p>
          </draw:text-box>
          <svg:title/>
          <svg:desc/>
        </draw:frame>
        <draw:frame draw:id="id82" draw:style-name="a442" draw:name="Textfeld 19" svg:x="3.84001in" svg:y="5.53045in" svg:width="1.53297in" svg:height="0.62844in">
          <draw:text-box>
            <text:p text:style-name="a436" text:class-names="" text:cond-style-name=""><text:span text:style-name="a435" text:class-names="">Nestedness</text:span></text:p>
            <text:p text:style-name="a441" text:class-names="" text:cond-style-name=""><text:span text:style-name="a437" text:class-names="">(</text:span><text:span text:style-name="a438" text:class-names="">β</text:span><text:span text:style-name="a439" text:class-names="">SNE</text:span><text:span text:style-name="a440" text:class-names=""><text:s text:c="1"/>= .05)</text:span></text:p>
          </draw:text-box>
          <svg:title/>
          <svg:desc/>
        </draw:frame>
        <draw:frame draw:id="id83" draw:style-name="a450" draw:name="Textfeld 19" svg:x="6.63383in" svg:y="5.52853in" svg:width="1.53297in" svg:height="0.62844in">
          <draw:text-box>
            <text:p text:style-name="a444" text:class-names="" text:cond-style-name=""><text:span text:style-name="a443" text:class-names="">Nestedness</text:span></text:p>
            <text:p text:style-name="a449" text:class-names="" text:cond-style-name=""><text:span text:style-name="a445" text:class-names="">(</text:span><text:span text:style-name="a446" text:class-names="">β</text:span><text:span text:style-name="a447" text:class-names="">SNE</text:span><text:span text:style-name="a448" text:class-names=""><text:s text:c="1"/>= .04)</text:span></text:p>
          </draw:text-box>
          <svg:title/>
          <svg:desc/>
        </draw:frame>
        <draw:frame draw:id="id84" draw:style-name="a458" draw:name="Textfeld 19" svg:x="9.44953in" svg:y="5.53069in" svg:width="1.53297in" svg:height="0.62844in">
          <draw:text-box>
            <text:p text:style-name="a452" text:class-names="" text:cond-style-name=""><text:span text:style-name="a451" text:class-names="">Nestedness</text:span></text:p>
            <text:p text:style-name="a457" text:class-names="" text:cond-style-name=""><text:span text:style-name="a453" text:class-names="">(</text:span><text:span text:style-name="a454" text:class-names="">β</text:span><text:span text:style-name="a455" text:class-names="">SNE</text:span><text:span text:style-name="a456" text:class-names=""><text:s text:c="1"/>= .05)</text:span></text:p>
          </draw:text-box>
          <svg:title/>
          <svg:desc/>
        </draw:frame>
        <draw:frame draw:id="id85" draw:style-name="a463" draw:name="Textfeld 8" svg:x="3.49698in" svg:y="3.06207in" svg:width="0.79412in" svg:height="0.38154in">
          <draw:text-box>
            <text:p text:style-name="a462" text:class-names="" text:cond-style-name=""><text:span text:style-name="a459" text:class-names="">.02</text:span><text:span text:style-name="a460" text:class-names="">n.s.</text:span><text:span text:style-name="a461" text:class-names=""/></text:p>
          </draw:text-box>
          <svg:title/>
          <svg:desc/>
        </draw:frame>
        <draw:frame draw:id="id86" draw:style-name="a467" draw:name="Textfeld 10" svg:x="3.32365in" svg:y="3.32834in" svg:width="1.15186in" svg:height="0.31423in">
          <draw:text-box>
            <text:p text:style-name="a466" text:class-names="" text:cond-style-name=""><text:span text:style-name="a464" text:class-names="">PC3</text:span><text:span text:style-name="a465" text:class-names="">soil</text:span></text:p>
          </draw:text-box>
          <svg:title/>
          <svg:desc/>
        </draw:frame>
        <draw:g draw:name="Gruppieren 55" draw:id="id87">
          <svg:title/>
          <svg:desc/>
          <draw:custom-shape svg:x="2.79507in" svg:y="4.25891in" svg:width="1.01265in" svg:height="0.39311in" draw:id="id92" draw:style-name="a483" draw:name="Legende mit Linie 1 (ohne Rahmen) 12">
            <svg:title/>
            <svg:desc/>
            <text:p text:style-name="a482" text:class-names="" text:cond-style-name=""><text:span text:style-name="a481" text:class-names="">Space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5796"/>
              <draw:equation draw:name="f9" draw:formula="3071"/>
              <draw:equation draw:name="f10" draw:formula="0 - 16789"/>
              <draw:equation draw:name="f11" draw:formula="0 - 13475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  <draw:custom-shape svg:x="2.58483in" svg:y="4.84248in" svg:width="1.01265in" svg:height="0.51608in" draw:id="id93" draw:style-name="a486" draw:name="Legende: mit Linie ohne Rahmen 55">
            <svg:title/>
            <svg:desc/>
            <text:p text:style-name="a485" text:class-names="" text:cond-style-name=""><text:span text:style-name="a484" text:class-names="">History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217"/>
              <draw:equation draw:name="f9" draw:formula="3145"/>
              <draw:equation draw:name="f10" draw:formula="18100"/>
              <draw:equation draw:name="f11" draw:formula="0 - 23984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</draw:g>
        <draw:custom-shape svg:x="0.37209in" svg:y="2.13369in" svg:width="11.25846in" svg:height="3.31917in" draw:id="id88" draw:style-name="a470" draw:name="Rechteck 55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527in" svg:y="4.25015in" svg:width="0.81513in" svg:height="0.56844in" draw:id="id89" draw:style-name="a473" draw:name="Legende mit Linie 1 (ohne Rahmen) 56">
          <svg:title/>
          <svg:desc/>
          <text:p text:style-name="a472" text:class-names="" text:cond-style-name=""><text:span text:style-name="a471" text:class-names="">Local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796"/>
            <draw:equation draw:name="f9" draw:formula="55860"/>
            <draw:equation draw:name="f10" draw:formula="0 - 18417"/>
            <draw:equation draw:name="f11" draw:formula="77214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0.37208in" svg:y="5.54936in" svg:width="11.25846in" svg:height="0.62992in" draw:id="id90" draw:style-name="a476" draw:name="Rechteck 55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480" draw:name="Textfeld 57" svg:x="3.84001in" svg:y="0.43478in" svg:width="2.67303in" svg:height="0.40391in">
          <draw:text-box>
            <text:p text:style-name="a479" text:class-names="" text:cond-style-name=""><text:span text:style-name="a477" text:class-names="">old</text:span><text:span text:style-name="a478" text:class-names=""/></text:p>
          </draw:text-box>
          <svg:title/>
          <svg:desc/>
        </draw:frame>
      </draw:page>
      <draw:page draw:name="Slide251" draw:style-name="a611" draw:master-page-name="Master1-Layout12-cust-1_Inhalt-+-Text" presentation:presentation-page-layout-name="Master1-PPL12" draw:id="Slide-506">
        <draw:frame draw:id="id125" draw:style-name="a615" draw:name="Foliennummernplatzhalter 3" svg:x="9.41667in" svg:y="6.95139in" svg:width="3in" svg:height="0.39931in">
          <draw:text-box>
            <text:p text:style-name="a614" text:class-names="" text:cond-style-name=""><text:span text:style-name="a612" text:class-names=""><text:page-number style:num-format="1" text:fixed="false">1</text:page-number></text:span><text:span text:style-name="a613" text:class-names=""/></text:p>
          </draw:text-box>
          <svg:title/>
          <svg:desc/>
        </draw:frame>
        <draw:frame draw:id="id126" draw:style-name="a623" draw:name="Textfeld 20" svg:x="6.62549in" svg:y="2.10101in" svg:width="1.5748in" svg:height="0.62844in">
          <draw:text-box>
            <text:p text:style-name="a617" text:class-names="" text:cond-style-name=""><text:span text:style-name="a616" text:class-names="">Replacement</text:span></text:p>
            <text:p text:style-name="a622" text:class-names="" text:cond-style-name=""><text:span text:style-name="a618" text:class-names="">(</text:span><text:span text:style-name="a619" text:class-names="">β</text:span><text:span text:style-name="a620" text:class-names="">SIM</text:span><text:span text:style-name="a621" text:class-names=""><text:s text:c="1"/>= .28)</text:span></text:p>
          </draw:text-box>
          <svg:title/>
          <svg:desc/>
        </draw:frame>
        <draw:frame draw:id="id127" draw:style-name="a631" draw:name="Textfeld 20" svg:x="9.39505in" svg:y="2.10487in" svg:width="1.64431in" svg:height="0.62844in">
          <draw:text-box>
            <text:p text:style-name="a625" text:class-names="" text:cond-style-name=""><text:span text:style-name="a624" text:class-names="">Replacement</text:span></text:p>
            <text:p text:style-name="a630" text:class-names="" text:cond-style-name=""><text:span text:style-name="a626" text:class-names="">(</text:span><text:span text:style-name="a627" text:class-names="">β</text:span><text:span text:style-name="a628" text:class-names="">SIM</text:span><text:span text:style-name="a629" text:class-names=""><text:s text:c="1"/>= .29)</text:span></text:p>
          </draw:text-box>
          <svg:title/>
          <svg:desc/>
        </draw:frame>
        <draw:frame draw:id="id128" draw:style-name="a639" draw:name="Textfeld 20" svg:x="1.03035in" svg:y="2.10408in" svg:width="1.5748in" svg:height="0.62844in">
          <draw:text-box>
            <text:p text:style-name="a633" text:class-names="" text:cond-style-name=""><text:span text:style-name="a632" text:class-names="">Replacement</text:span></text:p>
            <text:p text:style-name="a638" text:class-names="" text:cond-style-name=""><text:span text:style-name="a634" text:class-names="">(</text:span><text:span text:style-name="a635" text:class-names="">β</text:span><text:span text:style-name="a636" text:class-names="">SIM</text:span><text:span text:style-name="a637" text:class-names=""><text:s text:c="1"/>= .28)</text:span></text:p>
          </draw:text-box>
          <svg:title/>
          <svg:desc/>
        </draw:frame>
        <draw:g draw:name="Gruppieren 7" draw:id="id129">
          <svg:title/>
          <svg:desc/>
          <draw:custom-shape svg:x="0.48788in" svg:y="2.84223in" svg:width="1.5748in" svg:height="1.5748in" draw:id="id172" draw:style-name="a834" draw:name="Ellipse 3">
            <svg:title/>
            <svg:desc/>
            <text:p text:style-name="a833" text:class-names="" text:cond-style-name=""><text:span text:style-name="a83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3737in" svg:y="2.84223in" svg:width="1.5748in" svg:height="1.5748in" draw:id="id173" draw:style-name="a837" draw:name="Ellipse 4">
            <svg:title/>
            <svg:desc/>
            <text:p text:style-name="a836" text:class-names="" text:cond-style-name=""><text:span text:style-name="a83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74" draw:style-name="a842" draw:name="Textfeld 7" svg:x="2.09657in" svg:y="3.05919in" svg:width="0.80244in" svg:height="0.38154in">
            <draw:text-box>
              <text:p text:style-name="a841" text:class-names="" text:cond-style-name=""><text:span text:style-name="a838" text:class-names="">.</text:span><text:span text:style-name="a839" text:class-names="">03***</text:span><text:span text:style-name="a840" text:class-names=""/></text:p>
            </draw:text-box>
            <svg:title/>
            <svg:desc/>
          </draw:frame>
          <draw:frame draw:id="id175" draw:style-name="a845" draw:name="Textfeld 10" svg:x="2.0967in" svg:y="3.3279in" svg:width="0.85035in" svg:height="0.31422in">
            <draw:text-box>
              <text:p text:style-name="a844" text:class-names="" text:cond-style-name=""><text:span text:style-name="a843" text:class-names="">Location</text:span></text:p>
            </draw:text-box>
            <svg:title/>
            <svg:desc/>
          </draw:frame>
          <draw:custom-shape svg:x="1.00806in" svg:y="3.83376in" svg:width="1.5748in" svg:height="1.5748in" draw:id="id176" draw:style-name="a848" draw:name="Ellipse 4">
            <svg:title/>
            <svg:desc/>
            <text:p text:style-name="a847" text:class-names="" text:cond-style-name=""><text:span text:style-name="a84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77" draw:style-name="a853" draw:name="Textfeld 8" svg:x="1.52386in" svg:y="3.76369in" svg:width="0.60108in" svg:height="0.38154in">
            <draw:text-box>
              <text:p text:style-name="a852" text:class-names="" text:cond-style-name=""><text:span text:style-name="a849" text:class-names="">.</text:span><text:span text:style-name="a850" text:class-names="">01</text:span><text:span text:style-name="a851" text:class-names=""/></text:p>
            </draw:text-box>
            <svg:title/>
            <svg:desc/>
          </draw:frame>
          <draw:frame draw:id="id178" draw:style-name="a858" draw:name="Textfeld 8" svg:x="1.4848in" svg:y="4.47482in" svg:width="0.86488in" svg:height="0.38154in">
            <draw:text-box>
              <text:p text:style-name="a857" text:class-names="" text:cond-style-name=""><text:span text:style-name="a854" text:class-names="">.01</text:span><text:span text:style-name="a855" text:class-names="">**</text:span><text:span text:style-name="a856" text:class-names=""/></text:p>
            </draw:text-box>
            <svg:title/>
            <svg:desc/>
          </draw:frame>
          <draw:frame draw:id="id179" draw:style-name="a862" draw:name="Textfeld 10" svg:x="1.30847in" svg:y="4.79316in" svg:width="0.96053in" svg:height="0.31422in">
            <draw:text-box>
              <text:p text:style-name="a861" text:class-names="" text:cond-style-name=""><text:span text:style-name="a859" text:class-names="">PC1</text:span><text:span text:style-name="a860" text:class-names="">climate</text:span></text:p>
            </draw:text-box>
            <svg:title/>
            <svg:desc/>
          </draw:frame>
          <draw:frame draw:id="id180" draw:style-name="a867" draw:name="Textfeld 8" svg:x="0.77435in" svg:y="3.05743in" svg:width="0.79412in" svg:height="0.38154in">
            <draw:text-box>
              <text:p text:style-name="a866" text:class-names="" text:cond-style-name=""><text:span text:style-name="a863" text:class-names="">.</text:span><text:span text:style-name="a864" text:class-names="">10***</text:span><text:span text:style-name="a865" text:class-names=""/></text:p>
            </draw:text-box>
            <svg:title/>
            <svg:desc/>
          </draw:frame>
          <draw:frame draw:id="id181" draw:style-name="a885" draw:name="Textfeld 10" svg:x="0.46349in" svg:y="3.2545in" svg:width="1.20332in" svg:height="0.85298in">
            <draw:text-box>
              <text:p text:style-name="a871" text:class-names="" text:cond-style-name=""><text:span text:style-name="a868" text:class-names="">PC3</text:span><text:span text:style-name="a869" text:class-names="">soil</text:span><text:span text:style-name="a870" text:class-names="">**</text:span></text:p>
              <text:p text:style-name="a876" text:class-names="" text:cond-style-name=""><text:span text:style-name="a872" text:class-names="">Land/</text:span><text:span text:style-name="a873" text:class-names="">Water</text:span><text:span text:style-name="a874" text:class-names="">n.s</text:span><text:span text:style-name="a875" text:class-names="">.</text:span></text:p>
              <text:p text:style-name="a879" text:class-names="" text:cond-style-name=""><text:span text:style-name="a877" text:class-names="">Exposition***</text:span><text:span text:style-name="a878" text:class-names=""/></text:p>
              <text:p text:style-name="a884" text:class-names="" text:cond-style-name=""><text:span text:style-name="a880" text:class-names="">PC1</text:span><text:span text:style-name="a881" text:class-names="">soil</text:span><text:span text:style-name="a882" text:class-names="">n.s.</text:span><text:span text:style-name="a883" text:class-names=""/></text:p>
            </draw:text-box>
            <svg:title/>
            <svg:desc/>
          </draw:frame>
        </draw:g>
        <draw:frame draw:id="id130" draw:style-name="a650" draw:name="Textfeld 20" svg:x="3.82812in" svg:y="2.10683in" svg:width="1.5748in" svg:height="0.62844in">
          <draw:text-box>
            <text:p text:style-name="a642" text:class-names="" text:cond-style-name=""><text:span text:style-name="a640" text:class-names="">Replacement</text:span><text:span text:style-name="a641" text:class-names=""/></text:p>
            <text:p text:style-name="a649" text:class-names="" text:cond-style-name=""><text:span text:style-name="a643" text:class-names="">(</text:span><text:span text:style-name="a644" text:class-names="">β</text:span><text:span text:style-name="a645" text:class-names="">SIM</text:span><text:span text:style-name="a646" text:class-names=""><text:s text:c="1"/>= .</text:span><text:span text:style-name="a647" text:class-names="">28)</text:span><text:span text:style-name="a648" text:class-names=""/></text:p>
          </draw:text-box>
          <svg:title/>
          <svg:desc/>
        </draw:frame>
        <draw:g draw:name="Gruppieren 6" draw:id="id131">
          <svg:title/>
          <svg:desc/>
          <draw:custom-shape svg:x="3.29394in" svg:y="2.84498in" svg:width="1.5748in" svg:height="1.5748in" draw:id="id167" draw:style-name="a814" draw:name="Ellipse 3">
            <svg:title/>
            <svg:desc/>
            <text:p text:style-name="a813" text:class-names="" text:cond-style-name=""><text:span text:style-name="a81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34344in" svg:y="2.84498in" svg:width="1.5748in" svg:height="1.5748in" draw:id="id168" draw:style-name="a817" draw:name="Ellipse 4">
            <svg:title/>
            <svg:desc/>
            <text:p text:style-name="a816" text:class-names="" text:cond-style-name=""><text:span text:style-name="a81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69" draw:style-name="a823" draw:name="Textfeld 7" svg:x="4.86063in" svg:y="3.06194in" svg:width="0.93617in" svg:height="0.38154in">
            <draw:text-box>
              <text:p text:style-name="a822" text:class-names="" text:cond-style-name=""><text:span text:style-name="a818" text:class-names="">.</text:span><text:span text:style-name="a819" text:class-names="">01</text:span><text:span text:style-name="a820" text:class-names="">n.s.</text:span><text:span text:style-name="a821" text:class-names=""/></text:p>
            </draw:text-box>
            <svg:title/>
            <svg:desc/>
          </draw:frame>
          <draw:frame draw:id="id170" draw:style-name="a828" draw:name="Textfeld 10" svg:x="4.86078in" svg:y="3.32015in" svg:width="0.87323in" svg:height="0.49381in">
            <draw:text-box>
              <text:p text:style-name="a827" text:class-names="" text:cond-style-name=""><text:span text:style-name="a824" text:class-names="">Biotope<text:s text:c="1"/></text:span><text:span text:style-name="a825" text:class-names="">distance</text:span><text:span text:style-name="a826" text:class-names=""/></text:p>
            </draw:text-box>
            <svg:title/>
            <svg:desc/>
          </draw:frame>
          <draw:custom-shape svg:x="3.81413in" svg:y="3.78571in" svg:width="1.5748in" svg:height="1.5748in" draw:id="id171" draw:style-name="a831" draw:name="Ellipse 4">
            <svg:title/>
            <svg:desc/>
            <text:p text:style-name="a830" text:class-names="" text:cond-style-name=""><text:span text:style-name="a82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132" draw:style-name="a658" draw:name="Textfeld 45" svg:x="1.05644in" svg:y="1.50188in" svg:width="1.46265in" svg:height="0.62844in">
          <draw:text-box>
            <text:p text:style-name="a652" text:class-names="" text:cond-style-name=""><text:span text:style-name="a651" text:class-names="">2017</text:span></text:p>
            <text:p text:style-name="a657" text:class-names="" text:cond-style-name=""><text:span text:style-name="a653" text:class-names="">(</text:span><text:span text:style-name="a654" text:class-names="">β</text:span><text:span text:style-name="a655" text:class-names="">SOR</text:span><text:span text:style-name="a656" text:class-names=""><text:s text:c="1"/>= .32)</text:span></text:p>
          </draw:text-box>
          <svg:title/>
          <svg:desc/>
        </draw:frame>
        <draw:g draw:name="Gruppieren 1" draw:id="id133">
          <svg:title/>
          <svg:desc/>
          <draw:custom-shape svg:x="6.10747in" svg:y="2.84778in" svg:width="1.5748in" svg:height="1.5748in" draw:id="id160" draw:style-name="a787" draw:name="Ellipse 3">
            <svg:title/>
            <svg:desc/>
            <text:p text:style-name="a786" text:class-names="" text:cond-style-name=""><text:span text:style-name="a78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15697in" svg:y="2.84778in" svg:width="1.5748in" svg:height="1.5748in" draw:id="id161" draw:style-name="a790" draw:name="Ellipse 4">
            <svg:title/>
            <svg:desc/>
            <text:p text:style-name="a789" text:class-names="" text:cond-style-name=""><text:span text:style-name="a78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62" draw:style-name="a793" draw:name="Textfeld 7" svg:x="6.38868in" svg:y="3.06082in" svg:width="0.73549in" svg:height="0.38154in">
            <draw:text-box>
              <text:p text:style-name="a792" text:class-names="" text:cond-style-name=""><text:span text:style-name="a791" text:class-names="">.06*</text:span></text:p>
            </draw:text-box>
            <svg:title/>
            <svg:desc/>
          </draw:frame>
          <draw:custom-shape svg:x="6.63816in" svg:y="3.78852in" svg:width="1.5748in" svg:height="1.5748in" draw:id="id163" draw:style-name="a796" draw:name="Ellipse 4">
            <svg:title/>
            <svg:desc/>
            <text:p text:style-name="a795" text:class-names="" text:cond-style-name=""><text:span text:style-name="a7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64" draw:style-name="a799" draw:name="Textfeld 8" svg:x="7.12878in" svg:y="4.48769in" svg:width="0.73883in" svg:height="0.38154in">
            <draw:text-box>
              <text:p text:style-name="a798" text:class-names="" text:cond-style-name=""><text:span text:style-name="a797" text:class-names="">.03**</text:span></text:p>
            </draw:text-box>
            <svg:title/>
            <svg:desc/>
          </draw:frame>
          <draw:frame draw:id="id165" draw:style-name="a803" draw:name="Textfeld 10" svg:x="7.02256in" svg:y="4.79871in" svg:width="0.92536in" svg:height="0.31422in">
            <draw:text-box>
              <text:p text:style-name="a802" text:class-names="" text:cond-style-name=""><text:span text:style-name="a800" text:class-names="">PC1</text:span><text:span text:style-name="a801" text:class-names="">climate</text:span></text:p>
            </draw:text-box>
            <svg:title/>
            <svg:desc/>
          </draw:frame>
          <draw:frame draw:id="id166" draw:style-name="a811" draw:name="Textfeld 10" svg:x="6.12842in" svg:y="3.32503in" svg:width="1.11331in" svg:height="0.4938in">
            <draw:text-box>
              <text:p text:style-name="a805" text:class-names="" text:cond-style-name=""><text:span text:style-name="a804" text:class-names="">Exposition**</text:span></text:p>
              <text:p text:style-name="a810" text:class-names="" text:cond-style-name=""><text:span text:style-name="a806" text:class-names="">PC3</text:span><text:span text:style-name="a807" text:class-names="">soil</text:span><text:span text:style-name="a808" text:class-names="">n.s.</text:span><text:span text:style-name="a809" text:class-names=""/></text:p>
            </draw:text-box>
            <svg:title/>
            <svg:desc/>
          </draw:frame>
        </draw:g>
        <draw:g draw:name="Gruppieren 10" draw:id="id134">
          <svg:title/>
          <svg:desc/>
          <draw:g draw:name="Gruppieren 9" draw:id="id151">
            <svg:title/>
            <svg:desc/>
            <draw:custom-shape svg:x="8.912in" svg:y="2.84302in" svg:width="1.5748in" svg:height="1.5748in" draw:id="id153" draw:style-name="a752" draw:name="Ellipse 3">
              <svg:title/>
              <svg:desc/>
              <text:p text:style-name="a751" text:class-names="" text:cond-style-name=""><text:span text:style-name="a750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96149in" svg:y="2.84302in" svg:width="1.5748in" svg:height="1.5748in" draw:id="id154" draw:style-name="a755" draw:name="Ellipse 4">
              <svg:title/>
              <svg:desc/>
              <text:p text:style-name="a754" text:class-names="" text:cond-style-name=""><text:span text:style-name="a753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155" draw:style-name="a758" draw:name="Textfeld 7" svg:x="10.55219in" svg:y="3.05998in" svg:width="0.80244in" svg:height="0.38154in">
              <draw:text-box>
                <text:p text:style-name="a757" text:class-names="" text:cond-style-name=""><text:span text:style-name="a756" text:class-names="">.03***</text:span></text:p>
              </draw:text-box>
              <svg:title/>
              <svg:desc/>
            </draw:frame>
            <draw:frame draw:id="id156" draw:style-name="a765" draw:name="Textfeld 10" svg:x="10.44734in" svg:y="3.27619in" svg:width="1.18322in" svg:height="0.49381in">
              <draw:text-box>
                <text:p text:style-name="a760" text:class-names="" text:cond-style-name=""><text:span text:style-name="a759" text:class-names="">Location***</text:span></text:p>
                <text:p text:style-name="a764" text:class-names="" text:cond-style-name=""><text:span text:style-name="a761" text:class-names="">MEM2</text:span><text:span text:style-name="a762" text:class-names="">n.s.</text:span><text:span text:style-name="a763" text:class-names=""/></text:p>
              </draw:text-box>
              <svg:title/>
              <svg:desc/>
            </draw:frame>
            <draw:custom-shape svg:x="9.43219in" svg:y="3.78376in" svg:width="1.5748in" svg:height="1.5748in" draw:id="id157" draw:style-name="a768" draw:name="Ellipse 4">
              <svg:title/>
              <svg:desc/>
              <text:p text:style-name="a767" text:class-names="" text:cond-style-name=""><text:span text:style-name="a76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158" draw:style-name="a771" draw:name="Textfeld 7" svg:x="9.18211in" svg:y="3.06344in" svg:width="0.91664in" svg:height="0.38154in">
              <draw:text-box>
                <text:p text:style-name="a770" text:class-names="" text:cond-style-name=""><text:span text:style-name="a769" text:class-names="">.11**</text:span></text:p>
              </draw:text-box>
              <svg:title/>
              <svg:desc/>
            </draw:frame>
            <draw:frame draw:id="id159" draw:style-name="a784" draw:name="Textfeld 10" svg:x="8.91431in" svg:y="3.3238in" svg:width="1.25771in" svg:height="0.67339in">
              <draw:text-box>
                <text:p text:style-name="a773" text:class-names="" text:cond-style-name=""><text:span text:style-name="a772" text:class-names="">Exposition***</text:span></text:p>
                <text:p text:style-name="a778" text:class-names="" text:cond-style-name=""><text:span text:style-name="a774" text:class-names="">PC1</text:span><text:span text:style-name="a775" text:class-names="">soil</text:span><text:span text:style-name="a776" text:class-names="">n.s.</text:span><text:span text:style-name="a777" text:class-names=""/></text:p>
                <text:p text:style-name="a783" text:class-names="" text:cond-style-name=""><text:span text:style-name="a779" text:class-names="">PC3</text:span><text:span text:style-name="a780" text:class-names="">soil</text:span><text:span text:style-name="a781" text:class-names="">n.s.</text:span><text:span text:style-name="a782" text:class-names=""/></text:p>
              </draw:text-box>
              <svg:title/>
              <svg:desc/>
            </draw:frame>
          </draw:g>
          <draw:frame draw:id="id152" draw:style-name="a749" draw:name="Textfeld 7" svg:x="9.9225in" svg:y="3.37363in" svg:width="0.69248in" svg:height="0.38154in">
            <draw:text-box>
              <text:p text:style-name="a748" text:class-names="" text:cond-style-name=""><text:span text:style-name="a747" text:class-names="">.03</text:span></text:p>
            </draw:text-box>
            <svg:title/>
            <svg:desc/>
          </draw:frame>
        </draw:g>
        <draw:frame draw:id="id135" draw:style-name="a668" draw:name="Textfeld 45" svg:x="3.8271in" svg:y="1.50525in" svg:width="1.55133in" svg:height="0.62844in">
          <draw:text-box>
            <text:p text:style-name="a660" text:class-names="" text:cond-style-name=""><text:span text:style-name="a659" text:class-names="">2018</text:span></text:p>
            <text:p text:style-name="a667" text:class-names="" text:cond-style-name=""><text:span text:style-name="a661" text:class-names="">(</text:span><text:span text:style-name="a662" text:class-names="">β</text:span><text:span text:style-name="a663" text:class-names="">SOR</text:span><text:span text:style-name="a664" text:class-names=""><text:s text:c="1"/>= .</text:span><text:span text:style-name="a665" text:class-names="">33)</text:span><text:span text:style-name="a666" text:class-names=""/></text:p>
          </draw:text-box>
          <svg:title/>
          <svg:desc/>
        </draw:frame>
        <draw:frame draw:id="id136" draw:style-name="a676" draw:name="Textfeld 45" svg:x="6.68671in" svg:y="1.50252in" svg:width="1.48089in" svg:height="0.62844in">
          <draw:text-box>
            <text:p text:style-name="a670" text:class-names="" text:cond-style-name=""><text:span text:style-name="a669" text:class-names="">2019</text:span></text:p>
            <text:p text:style-name="a675" text:class-names="" text:cond-style-name=""><text:span text:style-name="a671" text:class-names="">(</text:span><text:span text:style-name="a672" text:class-names="">β</text:span><text:span text:style-name="a673" text:class-names="">SOR</text:span><text:span text:style-name="a674" text:class-names=""><text:s text:c="1"/>= .32)</text:span></text:p>
          </draw:text-box>
          <svg:title/>
          <svg:desc/>
        </draw:frame>
        <draw:frame draw:id="id137" draw:style-name="a684" draw:name="Textfeld 45" svg:x="9.47973in" svg:y="1.49759in" svg:width="1.49702in" svg:height="0.62844in">
          <draw:text-box>
            <text:p text:style-name="a678" text:class-names="" text:cond-style-name=""><text:span text:style-name="a677" text:class-names="">2021</text:span></text:p>
            <text:p text:style-name="a683" text:class-names="" text:cond-style-name=""><text:span text:style-name="a679" text:class-names="">(</text:span><text:span text:style-name="a680" text:class-names="">β</text:span><text:span text:style-name="a681" text:class-names="">SOR</text:span><text:span text:style-name="a682" text:class-names=""><text:s text:c="1"/>= .34)</text:span></text:p>
          </draw:text-box>
          <svg:title/>
          <svg:desc/>
        </draw:frame>
        <draw:frame draw:id="id138" draw:style-name="a692" draw:name="Textfeld 19" svg:x="1.02627in" svg:y="5.52735in" svg:width="1.53297in" svg:height="0.62844in">
          <draw:text-box>
            <text:p text:style-name="a686" text:class-names="" text:cond-style-name=""><text:span text:style-name="a685" text:class-names="">Nestedness</text:span></text:p>
            <text:p text:style-name="a691" text:class-names="" text:cond-style-name=""><text:span text:style-name="a687" text:class-names="">(</text:span><text:span text:style-name="a688" text:class-names="">β</text:span><text:span text:style-name="a689" text:class-names="">SNE</text:span><text:span text:style-name="a690" text:class-names=""><text:s text:c="1"/>= .04)</text:span></text:p>
          </draw:text-box>
          <svg:title/>
          <svg:desc/>
        </draw:frame>
        <draw:frame draw:id="id139" draw:style-name="a700" draw:name="Textfeld 19" svg:x="3.84001in" svg:y="5.53045in" svg:width="1.53297in" svg:height="0.62844in">
          <draw:text-box>
            <text:p text:style-name="a694" text:class-names="" text:cond-style-name=""><text:span text:style-name="a693" text:class-names="">Nestedness</text:span></text:p>
            <text:p text:style-name="a699" text:class-names="" text:cond-style-name=""><text:span text:style-name="a695" text:class-names="">(</text:span><text:span text:style-name="a696" text:class-names="">β</text:span><text:span text:style-name="a697" text:class-names="">SNE</text:span><text:span text:style-name="a698" text:class-names=""><text:s text:c="1"/>= .05)</text:span></text:p>
          </draw:text-box>
          <svg:title/>
          <svg:desc/>
        </draw:frame>
        <draw:frame draw:id="id140" draw:style-name="a708" draw:name="Textfeld 19" svg:x="6.63383in" svg:y="5.52853in" svg:width="1.53297in" svg:height="0.62844in">
          <draw:text-box>
            <text:p text:style-name="a702" text:class-names="" text:cond-style-name=""><text:span text:style-name="a701" text:class-names="">Nestedness</text:span></text:p>
            <text:p text:style-name="a707" text:class-names="" text:cond-style-name=""><text:span text:style-name="a703" text:class-names="">(</text:span><text:span text:style-name="a704" text:class-names="">β</text:span><text:span text:style-name="a705" text:class-names="">SNE</text:span><text:span text:style-name="a706" text:class-names=""><text:s text:c="1"/>= .04)</text:span></text:p>
          </draw:text-box>
          <svg:title/>
          <svg:desc/>
        </draw:frame>
        <draw:frame draw:id="id141" draw:style-name="a716" draw:name="Textfeld 19" svg:x="9.44953in" svg:y="5.53069in" svg:width="1.53297in" svg:height="0.62844in">
          <draw:text-box>
            <text:p text:style-name="a710" text:class-names="" text:cond-style-name=""><text:span text:style-name="a709" text:class-names="">Nestedness</text:span></text:p>
            <text:p text:style-name="a715" text:class-names="" text:cond-style-name=""><text:span text:style-name="a711" text:class-names="">(</text:span><text:span text:style-name="a712" text:class-names="">β</text:span><text:span text:style-name="a713" text:class-names="">SNE</text:span><text:span text:style-name="a714" text:class-names=""><text:s text:c="1"/>= .05)</text:span></text:p>
          </draw:text-box>
          <svg:title/>
          <svg:desc/>
        </draw:frame>
        <draw:frame draw:id="id142" draw:style-name="a723" draw:name="Textfeld 8" svg:x="3.49698in" svg:y="3.06207in" svg:width="0.79412in" svg:height="0.38154in">
          <draw:text-box>
            <text:p text:style-name="a722" text:class-names="" text:cond-style-name=""><text:span text:style-name="a717" text:class-names="">.</text:span><text:span text:style-name="a718" text:class-names="">01</text:span><text:span text:style-name="a719" text:class-names="">n</text:span><text:span text:style-name="a720" text:class-names="">.s.</text:span><text:span text:style-name="a721" text:class-names=""/></text:p>
          </draw:text-box>
          <svg:title/>
          <svg:desc/>
        </draw:frame>
        <draw:frame draw:id="id143" draw:style-name="a727" draw:name="Textfeld 10" svg:x="3.32365in" svg:y="3.32834in" svg:width="1.15186in" svg:height="0.31423in">
          <draw:text-box>
            <text:p text:style-name="a726" text:class-names="" text:cond-style-name=""><text:span text:style-name="a724" text:class-names="">PC3</text:span><text:span text:style-name="a725" text:class-names="">soil</text:span></text:p>
          </draw:text-box>
          <svg:title/>
          <svg:desc/>
        </draw:frame>
        <draw:g draw:name="Gruppieren 55" draw:id="id144">
          <svg:title/>
          <svg:desc/>
          <draw:custom-shape svg:x="2.79507in" svg:y="4.25891in" svg:width="1.01265in" svg:height="0.39311in" draw:id="id149" draw:style-name="a743" draw:name="Legende mit Linie 1 (ohne Rahmen) 12">
            <svg:title/>
            <svg:desc/>
            <text:p text:style-name="a742" text:class-names="" text:cond-style-name=""><text:span text:style-name="a741" text:class-names="">Space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5796"/>
              <draw:equation draw:name="f9" draw:formula="3071"/>
              <draw:equation draw:name="f10" draw:formula="0 - 16789"/>
              <draw:equation draw:name="f11" draw:formula="0 - 13475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  <draw:custom-shape svg:x="2.58483in" svg:y="4.84248in" svg:width="1.01265in" svg:height="0.51608in" draw:id="id150" draw:style-name="a746" draw:name="Legende: mit Linie ohne Rahmen 55">
            <svg:title/>
            <svg:desc/>
            <text:p text:style-name="a745" text:class-names="" text:cond-style-name=""><text:span text:style-name="a744" text:class-names="">History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217"/>
              <draw:equation draw:name="f9" draw:formula="3145"/>
              <draw:equation draw:name="f10" draw:formula="18100"/>
              <draw:equation draw:name="f11" draw:formula="0 - 23984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</draw:g>
        <draw:custom-shape svg:x="0.37209in" svg:y="2.13369in" svg:width="11.25846in" svg:height="3.31917in" draw:id="id145" draw:style-name="a730" draw:name="Rechteck 55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527in" svg:y="4.25015in" svg:width="0.81513in" svg:height="0.56844in" draw:id="id146" draw:style-name="a733" draw:name="Legende mit Linie 1 (ohne Rahmen) 56">
          <svg:title/>
          <svg:desc/>
          <text:p text:style-name="a732" text:class-names="" text:cond-style-name=""><text:span text:style-name="a731" text:class-names="">Local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796"/>
            <draw:equation draw:name="f9" draw:formula="55860"/>
            <draw:equation draw:name="f10" draw:formula="0 - 18417"/>
            <draw:equation draw:name="f11" draw:formula="77214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0.37208in" svg:y="5.54936in" svg:width="11.25846in" svg:height="0.62992in" draw:id="id147" draw:style-name="a736" draw:name="Rechteck 55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740" draw:name="Textfeld 57" svg:x="4.71304in" svg:y="0.42609in" svg:width="0.90435in" svg:height="0.40391in">
          <draw:text-box>
            <text:p text:style-name="a739" text:class-names="" text:cond-style-name=""><text:span text:style-name="a737" text:class-names="">new</text:span><text:span text:style-name="a73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1_Inhalt + Text">
      <presentation:placeholder presentation:object="object" svg:x="0.46528in" svg:y="1.9542in" svg:width="12.40741in" svg:height="4.10797in"/>
      <presentation:placeholder presentation:object="title" svg:x="0.46528in" svg:y="1.03158in" svg:width="12.40741in" svg:height="0.56084in"/>
      <presentation:placeholder presentation:object="page-number" svg:x="9.41667in" svg:y="6.95139in" svg:width="3in" svg:height="0.39931in"/>
      <presentation:placeholder presentation:object="footer" svg:x="4.41667in" svg:y="6.95139in" svg:width="4.5in" svg:height="0.39931in"/>
      <presentation:placeholder presentation:object="outline" svg:x="0.45372in" svg:y="6.10524in" svg:width="12.40741in" svg:height="0.7368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14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0.5923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3-01-17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3-01-17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3-01-17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3-01-17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3-01-17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3-01-17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3-01-17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3-01-17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3-01-17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3-01-17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3-01-17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3-01-17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master-page style:name="Master1-Layout12-cust-1_Inhalt-+-Text" style:page-layout-name="pageLayout1" draw:style-name="a335">
      <draw:frame draw:id="id63" presentation:style-name="a345" draw:name="Inhaltsplatzhalter 2" svg:x="0.46528in" svg:y="1.9542in" svg:width="12.40741in" svg:height="4.10797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Inhalt durch Klicken bearbeit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Zweite Ebene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48" draw:name="Titel 1" svg:x="0.46528in" svg:y="1.03158in" svg:width="12.40741in" svg:height="0.56084in" presentation:class="title" presentation:placeholder="false">
        <draw:text-box>
          <text:p text:style-name="a347" text:class-names="" text:cond-style-name=""><text:span text:style-name="a346" text:class-names="">Titel durch Klicken bearbeiten</text:span></text:p>
        </draw:text-box>
        <svg:title/>
        <svg:desc/>
      </draw:frame>
      <draw:frame draw:id="id65" presentation:style-name="a351" draw:name="Foliennummernplatzhalter 4" svg:x="9.41667in" svg:y="6.95139in" svg:width="3in" svg:height="0.39931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frame draw:id="id66" presentation:style-name="a354" draw:name="Fußzeilenplatzhalter 6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>Variability of dike grasslands | Seminar Restoration Ecology | Markus Bauer | 29.11.2021</text:span></text:p>
        </draw:text-box>
        <svg:title/>
        <svg:desc/>
      </draw:frame>
      <draw:frame draw:id="id67" presentation:style-name="a358" draw:name="Textplatzhalter 7" svg:x="0.45372in" svg:y="6.10524in" svg:width="12.40741in" svg:height="0.7368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Inhalt durch Klicken bearbeiten</text:span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Markus Bauer</meta:initial-creator>
    <dc:creator>Bauer, Markus</dc:creator>
    <meta:creation-date>2021-12-15T15:04:52Z</meta:creation-date>
    <dc:date>2023-01-17T12:55:14Z</dc:date>
    <meta:editing-cycles>14</meta:editing-cycles>
    <meta:editing-duration>PT0S</meta:editing-duration>
    <meta:document-statistic meta:paragraph-count="112" meta:word-count="353"/>
  </office:meta>
</office:document-meta>
</file>